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dfcce4" gnm:background-colour="#dfcce4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685" gnm:background-colour="#fff685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32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13"/>
        <table:table-column table:style-name="ACOL-0" table:number-columns-repeated="115"/>
        <table:table-row table:style-name="AROW-1">
          <table:table-cell table:number-columns-repeated="128"/>
        </table:table-row>
        <table:table-row table:style-name="AROW-1">
          <table:table-cell table:number-columns-repeated="3" table:style-name="Gnumeric-default"/>
          <table:table-cell table:number-columns-spanned="7" table:number-rows-spanned="3" table:style-name="ACE-2" office:value-type="string">
            <text:p>ALTURES</text:p>
          </table:table-cell>
          <table:covered-table-cell table:number-columns-repeated="6"/>
          <table:table-cell table:number-columns-repeated="118" table:style-name="Gnumeric-default"/>
        </table:table-row>
        <table:table-row table:style-name="AROW-1" table:number-rows-repeated="2">
          <table:table-cell table:number-columns-repeated="3" table:style-name="Gnumeric-default"/>
          <table:covered-table-cell table:number-columns-repeated="7"/>
          <table:table-cell table:number-columns-repeated="118" table:style-name="Gnumeric-default"/>
        </table:table-row>
        <table:table-row table:style-name="AROW-1">
          <table:table-cell table:number-columns-repeated="11" table:style-name="Gnumeric-default"/>
          <table:table-cell table:style-name="Gnumeric-default" office:value-type="string">
            <text:p>FI</text:p>
          </table:table-cell>
          <table:table-cell table:style-name="Gnumeric-default" office:value-type="string">
            <text:p>1,61….</text:p>
          </table:table-cell>
          <table:table-cell table:number-columns-repeated="115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2" table:style-name="Gnumeric-default"/>
          <table:table-cell table:style-name="ACE-1" office:value-type="string">
            <text:p>NOM</text:p>
          </table:table-cell>
          <table:table-cell table:style-name="ACE-1" office:value-type="string">
            <text:p>COGNOM</text:p>
          </table:table-cell>
          <table:table-cell table:style-name="ACE-1" office:value-type="string">
            <text:p>ALTURA</text:p>
          </table:table-cell>
          <table:table-cell table:style-name="ACE-1" office:value-type="string">
            <text:p>MELIC</text:p>
          </table:table-cell>
          <table:table-cell table:style-name="Gnumeric-default" office:value-type="string">
            <text:p>DIVISIÓ</text:p>
          </table:table-cell>
          <table:table-cell table:style-name="Gnumeric-default" office:value-type="string">
            <text:p>DIFERENCIA</text:p>
          </table:table-cell>
          <table:table-cell table:number-columns-repeated="120" table:style-name="Gnumeric-default"/>
        </table:table-row>
        <table:table-row table:style-name="AROW-1">
          <table:table-cell table:number-columns-repeated="128"/>
        </table:table-row>
        <table:table-row table:style-name="AROW-0" table:number-rows-repeated="119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6" gnm:cursor-row="10">
          <gnm:selection gnm:start-col="6" gnm:start-row="10" gnm:end-col="6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pt" svg:height="21.26pt" style:dynamic-spacing="true"/>
      </style:header-style>
      <style:footer-style>
        <style:header-footer-properties fo:border="none" style:shadow="none" fo:padding="0pt" fo:margin="0pt" fo:min-height="21.26pt" svg:height="21.2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07-15T15:44:36Z</dc:date>
    <meta:creation-date>2018-07-15T16:13:28Z</meta:creation-date>
    <meta:editing-cycles>1</meta:editing-cycles>
    <meta:editing-duration>PT1H17M51S</meta:editing-duration>
    <meta:generator>gnumeric/1.12.35</meta:generator>
  </office:meta>
</office:document-meta>
</file>